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5000000904B6AEDD0AE811ECE.png" manifest:media-type="image/png"/>
  <manifest:file-entry manifest:full-path="Pictures/100000000000005E0000004E54BBDDD64A29B8E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25cm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775cm" fo:min-width="2cm"/>
      <style:paragraph-properties style:writing-mode="lr-tb"/>
    </style:style>
    <style:style style:name="gr3" style:family="graphic" style:parent-style-name="objectwithoutfill">
      <style:graphic-properties draw:marker-start="Arrow" draw:marker-end="Triangle_20_unfilled" draw:marker-end-width="0.2cm" draw:fill="solid" draw:textarea-vertical-align="middle"/>
    </style:style>
    <style:style style:name="gr4" style:family="graphic" style:parent-style-name="objectwithoutfill">
      <style:graphic-properties draw:stroke="dash" draw:stroke-dash="Double_20_Dash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ffd7" draw:textarea-horizontal-align="justify" draw:textarea-vertical-align="middle" draw:auto-grow-height="false" fo:min-height="0.514cm" fo:min-width="0.551cm"/>
      <style:paragraph-properties style:writing-mode="lr-tb"/>
    </style:style>
    <style:style style:name="gr8" style:family="graphic" style:parent-style-name="objectwithoutfill">
      <style:graphic-properties draw:marker-end="" draw:marker-end-width="0.2cm" draw:fill="solid" draw:textarea-vertical-align="middle"/>
    </style:style>
    <style:style style:name="gr9" style:family="graphic" style:parent-style-name="standard">
      <style:graphic-properties svg:stroke-width="0.028cm" svg:stroke-color="#8d281e" draw:marker-start-width="0.242cm" draw:marker-end-width="0.242cm" draw:fill-color="#ffffd7" draw:textarea-horizontal-align="justify" draw:textarea-vertical-align="top" draw:auto-grow-height="false" fo:min-height="2.397cm" fo:min-width="2.472cm" fo:padding-top="0.139cm" fo:padding-bottom="0.139cm" fo:padding-left="0.264cm" fo:padding-right="0.264cm"/>
      <style:paragraph-properties style:writing-mode="lr-tb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0.225cm" fo:min-width="0cm"/>
      <style:paragraph-properties style:writing-mode="lr-tb"/>
    </style:style>
    <style:style style:name="gr11" style:family="graphic" style:parent-style-name="standard">
      <style:graphic-properties draw:stroke="none" draw:fill="none" fo:min-height="0.239cm"/>
      <style:paragraph-properties style:writing-mode="lr-tb"/>
    </style:style>
    <style:style style:name="gr12" style:family="graphic" style:parent-style-name="objectwithoutfill">
      <style:graphic-properties draw:marker-start="Triangle_20_unfilled" draw:marker-end="Rounded_20_short_20_Arrow" draw:marker-end-width="0.2cm" draw:fill="solid" draw:textarea-vertical-align="middle"/>
    </style:style>
    <style:style style:name="gr13" style:family="graphic" style:parent-style-name="objectwithoutfill">
      <style:graphic-properties draw:marker-start="Triangle_20_unfilled" draw:marker-end="Arrow" draw:marker-end-width="0.2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1.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3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2.18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2a6099" fo:font-size="16pt" style:font-size-asian="16pt" style:font-size-complex="16pt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dddddd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use-window-font-color="true" fo:font-size="9pt" fo:font-style="italic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-color="#ffffd7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d7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-color="#dee6ef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 style:writing-mode="lr-tb"/>
      <style:text-properties fo:font-size="6pt" fo:font-style="italic" style:font-size-asian="6pt" style:font-size-complex="6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355269" fo:font-size="9pt" fo:font-style="italic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2a6099" fo:font-size="14pt" style:font-size-asian="14pt" style:font-size-complex="14pt"/>
    </style:style>
    <style:style style:name="T1" style:family="text">
      <style:text-properties fo:color="#2a6099"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fo:font-size="9pt" fo:font-style="italic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6pt" fo:font-style="italic" style:font-size-asian="6pt" style:font-size-complex="6pt"/>
    </style:style>
    <style:style style:name="T7" style:family="text">
      <style:text-properties fo:color="#355269" fo:font-size="9pt" fo:font-style="italic"/>
    </style:style>
    <style:style style:name="T8" style:family="text">
      <style:text-properties fo:color="#2a6099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5cm" svg:height="1.075cm" svg:x="6.9cm" svg:y="1.125cm">
          <draw:text-box>
            <text:p><text:span text:style-name="T1">Web of Secured Things - Overview</text:span></text:p>
          </draw:text-box>
        </draw:frame>
        <draw:custom-shape draw:style-name="gr2" draw:text-style-name="P3" xml:id="id2" draw:id="id2" draw:layer="layout" svg:width="2.5cm" svg:height="1.025cm" svg:x="1.45cm" svg:y="7cm">
          <text:p text:style-name="P2"><text:span text:style-name="T2">WoST </text:span></text:p>
          <text:p text:style-name="P2"><text:span text:style-name="T2">Th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5.825cm" svg:y1="7.537cm" svg:x2="3.95cm" svg:y2="7.513cm" draw:start-shape="id1" draw:start-glue-point="3" draw:end-shape="id2" draw:end-glue-point="7" svg:d="M5825 7537l-1875-24" svg:viewBox="0 0 1876 25">
          <text:p/>
        </draw:connector>
        <draw:line draw:style-name="gr4" draw:text-style-name="P4" draw:layer="layout" svg:x1="12.925cm" svg:y1="4.525cm" svg:x2="12.875cm" svg:y2="11.175cm">
          <text:p/>
        </draw:line>
        <draw:custom-shape draw:style-name="gr2" draw:text-style-name="P3" xml:id="id11" draw:id="id11" draw:layer="layout" svg:width="2.5cm" svg:height="1.025cm" svg:x="6.1cm" svg:y="11cm">
          <text:p text:style-name="P2"><text:span text:style-name="T2">Legacy </text:span></text:p>
          <text:p text:style-name="P2"><text:span text:style-name="T2">Devi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6" draw:layer="layout" svg:width="2.25cm" svg:height="0.806cm" svg:x="13.35cm" svg:y="3.919cm">
          <draw:text-box>
            <text:p text:style-name="P5"><text:span text:style-name="T3">Internet</text:span></text:p>
          </draw:text-box>
        </draw:frame>
        <draw:frame draw:style-name="gr6" draw:text-style-name="P7" xml:id="id3" draw:id="id3" draw:layer="layout" svg:width="2.485cm" svg:height="2.062cm" svg:x="11.7cm" svg:y="6.488cm">
          <draw:image xlink:href="Pictures/100000000000005E0000004E54BBDDD64A29B8EE.png" xlink:type="simple" xlink:show="embed" xlink:actuate="onLoad" loext:mime-type="image/png">
            <text:p/>
          </draw:image>
        </draw:frame>
        <draw:connector draw:style-name="gr3" draw:text-style-name="P4" draw:layer="layout" draw:type="line" svg:x1="11.7cm" svg:y1="7.519cm" svg:x2="8.825cm" svg:y2="7.537cm" draw:start-shape="id3" draw:start-glue-point="3" draw:end-shape="id1" draw:end-glue-point="1" svg:d="M11700 7519l-2875 18" svg:viewBox="0 0 2876 19">
          <text:p/>
        </draw:connector>
        <draw:g xml:id="id6" draw:id="id6">
          <draw:custom-shape draw:style-name="gr7" draw:text-style-name="P9" draw:layer="layout" svg:width="1.05cm" svg:height="0.95cm" svg:x="5.975cm" svg:y="9.3cm">
            <text:p text:style-name="P8"><text:span text:style-name="T4">Scripts</text:span>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line draw:style-name="gr8" draw:text-style-name="P4" draw:layer="layout" svg:x1="6.525cm" svg:y1="9.325cm" svg:x2="6.525cm" svg:y2="8.85cm">
            <text:p/>
          </draw:line>
          <draw:custom-shape draw:style-name="gr9" draw:text-style-name="P11" xml:id="id1" draw:id="id1" draw:layer="layout" svg:width="3cm" svg:height="2.675cm" svg:x="5.825cm" svg:y="6.2cm">
            <text:p text:style-name="P10"><text:span text:style-name="T5"/></text:p>
            <text:p text:style-name="P10"><text:span text:style-name="T5">WoST </text:span></text:p>
            <text:p text:style-name="P10"><text:span text:style-name="T5">Hu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0.45cm" svg:height="0.475cm" svg:x="6.3cm" svg:y="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0.45cm" svg:height="0.475cm" svg:x="6.859cm" svg:y="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0.45cm" svg:height="0.475cm" svg:x="7.418cm" svg:y="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0.45cm" svg:height="0.475cm" svg:x="7.975cm" svg:y="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3" draw:layer="layout" svg:width="2.075cm" svg:height="0.489cm" svg:x="6.3cm" svg:y="7.925cm">
            <draw:text-box>
              <text:p text:style-name="P5"><text:span text:style-name="T6">Plugins</text:span></text:p>
            </draw:text-box>
          </draw:frame>
        </draw:g>
        <draw:connector draw:style-name="gr3" draw:text-style-name="P4" draw:layer="layout" draw:type="line" svg:x1="15.475cm" svg:y1="7.512cm" svg:x2="14.185cm" svg:y2="7.519cm" draw:end-shape="id3" draw:end-glue-point="1" svg:d="M15475 7512l-1290 7" svg:viewBox="0 0 1291 8">
          <text:p/>
        </draw:connector>
        <draw:connector draw:style-name="gr12" draw:text-style-name="P4" draw:layer="layout" draw:type="line" svg:x1="7.353cm" svg:y1="9.014cm" svg:x2="10.25cm" svg:y2="10.975cm" draw:end-shape="id4" draw:end-glue-point="4" svg:d="M7353 9014l2897 1961" svg:viewBox="0 0 2898 1962">
          <text:p/>
        </draw:connector>
        <draw:connector draw:style-name="gr13" draw:text-style-name="P4" draw:layer="layout" svg:x1="7.318cm" svg:y1="4.575cm" svg:x2="7.325cm" svg:y2="6.2cm" draw:start-shape="id5" draw:start-glue-point="2" draw:end-shape="id6" draw:end-glue-point="0" svg:d="M7318 4575v805h7v820" svg:viewBox="0 0 8 1626">
          <text:p/>
        </draw:connector>
        <draw:connector draw:style-name="gr3" draw:text-style-name="P4" draw:layer="layout" draw:type="line" svg:x1="16.95cm" svg:y1="6.2cm" svg:x2="16.968cm" svg:y2="4.55cm" draw:start-shape="id7" draw:start-glue-point="0" draw:end-shape="id8" draw:end-glue-point="2" svg:d="M16950 6200l18-1650" svg:viewBox="0 0 19 1651">
          <text:p/>
        </draw:connector>
        <draw:frame draw:style-name="gr14" draw:text-style-name="P14" draw:layer="layout" svg:width="1.7cm" svg:height="0.631cm" svg:x="11.325cm" svg:y="8.194cm">
          <draw:text-box>
            <text:p text:style-name="P5"><text:span text:style-name="T7">Firewall</text:span></text:p>
          </draw:text-box>
        </draw:frame>
        <draw:frame draw:style-name="gr5" draw:text-style-name="P6" draw:layer="layout" svg:width="2.25cm" svg:height="0.806cm" svg:x="10.825cm" svg:y="3.969cm">
          <draw:text-box>
            <text:p text:style-name="P5"><text:span text:style-name="T3">LAN</text:span></text:p>
          </draw:text-box>
        </draw:frame>
        <draw:g xml:id="id5" draw:id="id5">
          <draw:frame draw:style-name="gr6" draw:text-style-name="P7" draw:layer="layout" svg:width="1.914cm" svg:height="1.67cm" svg:x="6.361cm" svg:y="2.905cm">
            <draw:image xlink:href="Pictures/10000000000000A5000000904B6AEDD0AE811ECE.png" xlink:type="simple" xlink:show="embed" xlink:actuate="onLoad" loext:mime-type="image/png">
              <text:p/>
            </draw:image>
          </draw:frame>
          <draw:frame draw:style-name="gr15" draw:text-style-name="P15" draw:layer="layout" svg:width="1.632cm" svg:height="0.806cm" svg:x="6.493cm" svg:y="3.03cm">
            <draw:text-box>
              <text:p text:style-name="P5"><text:span text:style-name="T8">Apps</text:span></text:p>
            </draw:text-box>
          </draw:frame>
        </draw:g>
        <draw:g xml:id="id8" draw:id="id8">
          <draw:frame draw:style-name="gr6" draw:text-style-name="P7" draw:layer="layout" svg:width="1.914cm" svg:height="1.67cm" svg:x="16.011cm" svg:y="2.88cm">
            <draw:image xlink:href="Pictures/10000000000000A5000000904B6AEDD0AE811ECE.png" xlink:type="simple" xlink:show="embed" xlink:actuate="onLoad" loext:mime-type="image/png">
              <text:p/>
            </draw:image>
          </draw:frame>
          <draw:frame draw:style-name="gr15" draw:text-style-name="P15" draw:layer="layout" svg:width="1.632cm" svg:height="0.806cm" svg:x="16.143cm" svg:y="3.005cm">
            <draw:text-box>
              <text:p text:style-name="P5"><text:span text:style-name="T8">Apps</text:span></text:p>
            </draw:text-box>
          </draw:frame>
        </draw:g>
        <draw:custom-shape draw:style-name="gr2" draw:text-style-name="P3" xml:id="id9" draw:id="id9" draw:layer="layout" svg:width="2.5cm" svg:height="1.025cm" svg:x="1.5cm" svg:y="5.5cm">
          <text:p text:style-name="P2"><text:span text:style-name="T2">WoST </text:span></text:p>
          <text:p text:style-name="P2"><text:span text:style-name="T2">Th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0" draw:id="id10" draw:layer="layout" svg:width="2.5cm" svg:height="1.025cm" svg:x="1.425cm" svg:y="8.425cm">
          <text:p text:style-name="P2"><text:span text:style-name="T2">WoST </text:span></text:p>
          <text:p text:style-name="P2"><text:span text:style-name="T2">Th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4" draw:id="id4" draw:layer="layout" svg:width="2.5cm" svg:height="1.025cm" svg:x="9cm" svg:y="10.975cm">
          <text:p text:style-name="P2"><text:span text:style-name="T2">Legacy </text:span></text:p>
          <text:p text:style-name="P2"><text:span text:style-name="T2">Devi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5.826cm" svg:y1="7.537cm" svg:x2="4cm" svg:y2="6.013cm" draw:end-shape="id9" draw:end-glue-point="7" svg:d="M5826 7537l-1826-1524" svg:viewBox="0 0 1827 1525">
          <text:p/>
        </draw:connector>
        <draw:connector draw:style-name="gr3" draw:text-style-name="P4" draw:layer="layout" draw:type="line" svg:x1="5.826cm" svg:y1="7.537cm" svg:x2="3.925cm" svg:y2="8.938cm" draw:end-shape="id10" draw:end-glue-point="7" svg:d="M5826 7537l-1901 1401" svg:viewBox="0 0 1902 1402">
          <text:p/>
        </draw:connector>
        <draw:connector draw:style-name="gr12" draw:text-style-name="P4" draw:layer="layout" draw:type="line" svg:x1="7.362cm" svg:y1="9.037cm" svg:x2="7.35cm" svg:y2="11cm" draw:end-shape="id11" draw:end-glue-point="4" svg:d="M7362 9037l-12 1963" svg:viewBox="0 0 13 1964">
          <text:p/>
        </draw:connector>
        <draw:g xml:id="id7" draw:id="id7">
          <draw:custom-shape draw:style-name="gr7" draw:text-style-name="P9" draw:layer="layout" svg:width="1.05cm" svg:height="0.95cm" svg:x="15.6cm" svg:y="9.3cm">
            <text:p text:style-name="P8"><text:span text:style-name="T4">Scripts</text:span>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line draw:style-name="gr8" draw:text-style-name="P4" draw:layer="layout" svg:x1="16.15cm" svg:y1="9.325cm" svg:x2="16.15cm" svg:y2="8.85cm">
            <text:p/>
          </draw:line>
          <draw:custom-shape draw:style-name="gr9" draw:text-style-name="P11" draw:layer="layout" svg:width="3cm" svg:height="2.675cm" svg:x="15.45cm" svg:y="6.2cm">
            <text:p text:style-name="P10"><text:span text:style-name="T5"/></text:p>
            <text:p text:style-name="P10"><text:span text:style-name="T5">WoST </text:span></text:p>
            <text:p text:style-name="P10"><text:span text:style-name="T5">Hu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0.45cm" svg:height="0.475cm" svg:x="15.925cm" svg:y="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0.45cm" svg:height="0.475cm" svg:x="16.484cm" svg:y="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0.45cm" svg:height="0.475cm" svg:x="17.043cm" svg:y="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0.45cm" svg:height="0.475cm" svg:x="17.6cm" svg:y="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3" draw:layer="layout" svg:width="2.075cm" svg:height="0.489cm" svg:x="15.925cm" svg:y="7.925cm">
            <draw:text-box>
              <text:p text:style-name="P5"><text:span text:style-name="T6">Plugins</text:span></text:p>
            </draw:text-box>
          </draw:frame>
        </draw:g>
        <draw:frame draw:style-name="gr16" draw:text-style-name="P14" draw:layer="layout" svg:width="2.682cm" svg:height="0.631cm" svg:x="17.15cm" svg:y="5.544cm">
          <draw:text-box>
            <text:p text:style-name="P5"><text:span text:style-name="T7">Cloud Hu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Triangle_20_unfilled" draw:display-name="Triangle unfilled" svg:viewBox="0 0 3000 3000" svg:d="M1500 0l1500 3000h-3000zM1500 447l-1176 2353h2353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nk Spaaij</meta:initial-creator>
    <meta:creation-date>2021-01-29T08:34:36.789907626</meta:creation-date>
    <dc:date>2021-03-09T23:34:23.719311805</dc:date>
    <dc:creator>Henk Spaaij</dc:creator>
    <meta:editing-duration>P1DT6H12M19S</meta:editing-duration>
    <meta:editing-cycles>24</meta:editing-cycles>
    <meta:generator>LibreOffice/6.4.6.2$Linux_X86_64 LibreOffice_project/40$Build-2</meta:generator>
    <meta:keyword>WoST</meta:keyword>
    <meta:keyword>STG</meta:keyword>
    <dc:subject>Secured Thing Gateway</dc:subject>
    <dc:title>STG Design</dc:title>
    <meta:document-statistic meta:object-count="45"/>
  </office:meta>
</office:document-meta>
</file>